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/>
      <style:text-properties fo:font-size="22pt" style:font-size-asian="22pt" style:font-size-complex="22pt"/>
    </style:style>
  </office:automatic-styles>
  <office:body>
    <office:text text:use-soft-page-breaks="true">
      <text:p text:style-name="P1">Dateiformate</text:p>
      <text:h text:style-name="Überschrift1" text:outline-level="1">Lichtsteuerung</text:h>
      <text:p text:style-name="Textbody">Name der Datei:<text:tab/>Lichtsteuerung.dat</text:p>
      <text:p text:style-name="Textbody">Speicherort:<text:s/>C:\Users\Laura\Documents\Studium\Master\SoSe21\ZuverlässigeSoftwaresysteme\Labor\ClassroomUnterlagen\labor2021-sagger\TestDokumente\Logs</text:p>
      <text:p text:style-name="Textbody">Lebenszyklus:<text:tab/><text:tab/>Archivierung<text:s/>in Abhängigkeit davon, ob Nutzer Empfehlung für Lichtsteuerung akzeptiert hat. Dann Archivierung<text:s/>unter logs/archive/Zugang&lt;Jahr&gt;&lt;Woche&gt;.dat,<text:s/><text:tab/><text:tab/><text:tab/>Pro Eingriff des Nutzers schreiben einer neuen Zeile mit Datum, Uhrzeit, Einstellung</text:p>
      <text:p text:style-name="Textbody"><text:tab/><text:tab/><text:tab/>Backup vor dem<text:s/>Schreibzugriff: Zugang.bac</text:p>
      <text:p text:style-name="Textbody">Format:<text:tab/><text:tab/>ASCII-Datei, pro<text:s/>Eingriff<text:s/>eine Zeile, beendet mit Zeilenumbruch</text:p>
      <text:p text:style-name="Textbody"><text:tab/><text:tab/><text:tab/>yyyymmtt hhmmss<text:s/>: Zeit des Eingriffs</text:p>
      <text:p text:style-name="Textbody"><text:tab/><text:tab/><text:tab/>Einstellung:<text:s/>string (25 Zeichen)</text:p>
      <text:h text:style-name="Überschrift1" text:outline-level="1">Präsenzanzeige</text:h>
      <text:p text:style-name="Textbody">Name der Datei:<text:tab/>Präsenzanzeige.dat</text:p>
      <text:p text:style-name="Textbody">Speicherort:<text:s/>C:\Users\Laura\Documents\Studium\Master\SoSe21\ZuverlässigeSoftwaresysteme\Labor\ClassroomUnterlagen\labor2021-sagger\TestDokumente\Logs</text:p>
      <text:p text:style-name="Textbody">Lebenszyklus:<text:tab/><text:tab/>jährliche<text:s/>Archivierung unter logs/archive/Zugang&lt;Jahr&gt;&lt;Woche&gt;.dat,<text:s/><text:tab/></text:p>
      <text:p text:style-name="Textbody"><text:tab/><text:tab/><text:tab/>Backup vor dem Schreibzugriff: Zugang.bac</text:p>
      <text:p text:style-name="Textbody">Format:<text:tab/><text:tab/>ASCII-Datei, pro<text:s/>Signaländerung<text:s/>eine Zeile, beendet mit Zeilenumbruch</text:p>
      <text:p text:style-name="Textbody"><text:tab/><text:tab/><text:tab/>xx: integer Raumbezeichner<text:s/></text:p>
      <text:p text:style-name="Textbody"><text:tab/><text:tab/><text:tab/>yyyymmtt hhmmss : Zeitpunkt der Signaländerung</text:p>
      <text:h text:style-name="Überschrift1" text:outline-level="1">Raumverantwortlichkeit</text:h>
      <text:p text:style-name="Textbody">Name der Datei:<text:tab/>Raumverantwortlichkeit.dat</text:p>
      <text:p text:style-name="Textbody">Speicherort:<text:s/>C:\Users\Laura\Documents\Studium\Master\SoSe21\ZuverlässigeSoftwaresysteme\Labor\ClassroomUnterlagen\labor2021-sagger\TestDokumente\Logs</text:p>
      <text:p text:style-name="Textbody">Lebenszyklus:<text:tab/><text:tab/>Backup vor dem Schreibzugriff: Zugang.bac</text:p>
      <text:p text:style-name="Textbody">Format:<text:tab/><text:tab/>ASCII-Datei, pro Änderung Überschreibung der zum Raum gehörigen Verantwortlichkeit (Zeile), beendet mit Zeilenumbruch</text:p>
      <text:p text:style-name="Textbody"><text:tab/><text:tab/><text:tab/>xx: integer Raumbezeichner<text:s/></text:p>
      <text:soft-page-break/>
      <text:p text:style-name="Textbody"><text:tab/><text:tab/><text:tab/>string (25 Zeichen): Raumverantwortlicher</text:p>
      <text:h text:style-name="Überschrift1" text:outline-level="1">Temperatur</text:h>
      <text:p text:style-name="Textbody">Name der Datei:<text:tab/>Temperatur.dat</text:p>
      <text:p text:style-name="Textbody">Speicherort:<text:s/>C:\Users\Laura\Documents\Studium\Master\SoSe21\ZuverlässigeSoftwaresysteme\Labor\ClassroomUnterlagen\labor2021-sagger\TestDokumente\Logs</text:p>
      <text:p text:style-name="Textbody">Lebenszyklus:<text:tab/><text:tab/>jährliche<text:s/>Archivierung unter logs/archive/Zugang&lt;Jahr&gt;&lt;Woche&gt;.dat,<text:s/></text:p>
      <text:p text:style-name="Textbody"><text:tab/><text:tab/><text:tab/>Stündliche Aufzeichnung der Außen, Innen und Soll-Temperatur</text:p>
      <text:p text:style-name="Textbody"><text:tab/><text:tab/><text:tab/>Backup vor dem Schreibzugriff: Zugang.bac</text:p>
      <text:p text:style-name="Textbody">Format:<text:tab/><text:tab/>ASCII-Datei, pro<text:s/>Stunde<text:s/>eine Zeile, beendet mit Zeilenumbruch</text:p>
      <text:p text:style-name="Textbody"><text:tab/><text:tab/><text:tab/>yyyymmtt hhmmss : Zeit der Aufzeichnung</text:p>
      <text:p text:style-name="Textbody"><text:tab/><text:tab/><text:tab/>float: Außentemperatur, Innentemperatur und Solltemperatur</text:p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auraGersmeier</dc:creator>
    <meta:creation-date>2021-04-27T13:48:00Z</meta:creation-date>
    <dc:date>2021-04-27T13:58:00Z</dc:date>
    <meta:template xlink:href="Normal.dotm" xlink:type="simple"/>
    <meta:editing-cycles>3</meta:editing-cycles>
    <meta:editing-duration>PT0S</meta:editing-duration>
    <meta:document-statistic meta:page-count="2" meta:paragraph-count="4" meta:word-count="300" meta:character-count="2187" meta:row-count="15" meta:non-whitespace-character-count="1891"/>
  </office:meta>
</office:document-meta>
</file>